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f3e0" officeooo:paragraph-rsid="0007f3e0" style:font-weight-asian="bold" style:font-weight-complex="bold"/>
    </style:style>
    <style:style style:name="P2" style:family="paragraph" style:parent-style-name="Standard">
      <style:text-properties fo:font-weight="bold" officeooo:rsid="000aaa19" officeooo:paragraph-rsid="000aaa19" style:font-weight-asian="bold" style:font-weight-complex="bold"/>
    </style:style>
    <style:style style:name="P3" style:family="paragraph" style:parent-style-name="Standard">
      <style:text-properties fo:font-weight="normal" officeooo:rsid="0007f3e0" officeooo:paragraph-rsid="0007f3e0" style:font-weight-asian="normal" style:font-weight-complex="normal"/>
    </style:style>
    <style:style style:name="P4" style:family="paragraph" style:parent-style-name="Standard">
      <style:text-properties fo:font-weight="normal" officeooo:rsid="000944a6" officeooo:paragraph-rsid="000944a6" style:font-weight-asian="normal" style:font-weight-complex="normal"/>
    </style:style>
    <style:style style:name="P5" style:family="paragraph" style:parent-style-name="Standard">
      <style:text-properties fo:font-weight="normal" officeooo:rsid="000ab72f" officeooo:paragraph-rsid="000ab72f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7f3e0" officeooo:paragraph-rsid="0007f3e0" style:font-size-asian="16pt" style:font-weight-asian="bold" style:font-size-complex="16pt" style:font-weight-complex="bold"/>
    </style:style>
    <style:style style:name="P7" style:family="paragraph" style:parent-style-name="Standard" style:list-style-name="L1">
      <style:text-properties officeooo:paragraph-rsid="0007f3e0"/>
    </style:style>
    <style:style style:name="P8" style:family="paragraph" style:parent-style-name="Standard" style:list-style-name="L2">
      <style:text-properties fo:font-weight="normal" officeooo:rsid="0007f3e0" officeooo:paragraph-rsid="0007f3e0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07f3e0" officeooo:paragraph-rsid="0007f3e0" style:font-weight-asian="normal" style:font-weight-complex="normal"/>
    </style:style>
    <style:style style:name="P10" style:family="paragraph" style:parent-style-name="Standard" style:list-style-name="L3">
      <style:text-properties fo:font-weight="normal" officeooo:rsid="000bf20a" officeooo:paragraph-rsid="000bf20a" style:font-weight-asian="normal" style:font-weight-complex="normal"/>
    </style:style>
    <style:style style:name="P11" style:family="paragraph" style:parent-style-name="Standard" style:list-style-name="L3">
      <style:text-properties fo:font-weight="normal" officeooo:rsid="000944a6" officeooo:paragraph-rsid="000944a6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0ab72f" officeooo:paragraph-rsid="000ab72f" style:font-weight-asian="normal" style:font-weight-complex="normal"/>
    </style:style>
    <style:style style:name="P13" style:family="paragraph" style:parent-style-name="Standard">
      <style:text-properties fo:font-weight="normal" officeooo:rsid="000aaa19" officeooo:paragraph-rsid="000aaa19" style:font-weight-asian="normal" style:font-weight-complex="normal"/>
    </style:style>
    <style:style style:name="P14" style:family="paragraph" style:parent-style-name="Standard" style:list-style-name="L2">
      <style:text-properties officeooo:rsid="000bf20a" officeooo:paragraph-rsid="000bf20a"/>
    </style:style>
    <style:style style:name="P15" style:family="paragraph" style:parent-style-name="Standard" style:list-style-name="L4">
      <style:text-properties fo:font-weight="bold" officeooo:rsid="000aaa19" officeooo:paragraph-rsid="000aaa19" style:font-weight-asian="bold" style:font-weight-complex="bold"/>
    </style:style>
    <style:style style:name="P16" style:family="paragraph" style:parent-style-name="Standard" style:list-style-name="L5">
      <style:text-properties officeooo:paragraph-rsid="000aaa19"/>
    </style:style>
    <style:style style:name="P17" style:family="paragraph" style:parent-style-name="Standard" style:list-style-name="L6">
      <style:text-properties officeooo:paragraph-rsid="000aaa1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f3e0" style:font-weight-asian="normal" style:font-weight-complex="normal"/>
    </style:style>
    <style:style style:name="T3" style:family="text">
      <style:text-properties fo:font-weight="normal" officeooo:rsid="000aaa19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f3e0" style:font-weight-asian="bold" style:font-weight-complex="bold"/>
    </style:style>
    <style:style style:name="T6" style:family="text">
      <style:text-properties fo:font-weight="bold" officeooo:rsid="000aaa19" style:font-weight-asian="bold" style:font-weight-complex="bold"/>
    </style:style>
    <style:style style:name="T7" style:family="text">
      <style:text-properties officeooo:rsid="000944a6"/>
    </style:style>
    <style:style style:name="T8" style:family="text">
      <style:text-properties officeooo:rsid="000d9700"/>
    </style:style>
    <style:style style:name="T9" style:family="text">
      <style:text-properties officeooo:rsid="000ef7c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table changes</text:p>
      <text:p text:style-name="P1"/>
      <text:p text:style-name="P5">Notable changes made in various versions of <text:span text:style-name="T8">DeepSpeech</text:span> (0.3.0 to 0.5.1) are enlisted below.</text:p>
      <text:p text:style-name="P1"/>
      <text:p text:style-name="P1">0.5.1</text:p>
      <text:p text:style-name="P1"/>
      <text:list xml:id="list1916808571" text:style-name="L1">
        <text:list-item>
          <text:p text:style-name="P7"><text:span text:style-name="T5">WER: </text:span><text:span text:style-name="T2">8.22%</text:span></text:p>
        </text:list-item>
      </text:list>
      <text:list xml:id="list1144797886" text:style-name="L2">
        <text:list-item>
          <text:p text:style-name="P8">C++ binary to print intermediate transcripts during streaming.</text:p>
          <text:list>
            <text:list-item>
              <text:p text:style-name="P14"><text:span text:style-name="T2">T</text:span><text:span text:style-name="T1">his exposes intermediate outputs generated by acoustic model.</text:span></text:p>
            </text:list-item>
          </text:list>
        </text:list-item>
      </text:list>
      <text:p text:style-name="P3"/>
      <text:p text:style-name="P1"/>
      <text:p text:style-name="P1">0.5.0</text:p>
      <text:p text:style-name="P1"/>
      <text:list xml:id="list1570123509" text:style-name="L3">
        <text:list-item>
          <text:p text:style-name="P9"><text:span text:style-name="T4">WER:</text:span> 8.22%</text:p>
        </text:list-item>
        <text:list-item>
          <text:p text:style-name="P9">Official Windows support.</text:p>
        </text:list-item>
        <text:list-item>
          <text:p text:style-name="P9"><text:span text:style-name="T7">Exposed</text:span> word <text:span text:style-name="T7">and letter</text:span> timing <text:span text:style-name="T7">information.</text:span></text:p>
          <text:list>
            <text:list-item>
              <text:p text:style-name="P10">Generate time labeled output for each word and letter in JSON format.</text:p>
            </text:list-item>
          </text:list>
        </text:list-item>
        <text:list-item>
          <text:p text:style-name="P11">Exposed transcription probability information.</text:p>
        </text:list-item>
        <text:list-item>
          <text:p text:style-name="P12"><text:span text:style-name="T9">Tenserflow Lite (</text:span>TFLite<text:span text:style-name="T9">)</text:span> model introduced, suitable for resource constrained environments such as mobile devices.</text:p>
          <text:list>
            <text:list-item>
              <text:p text:style-name="P12">TFLite models can be used to reach ideal balance between model size, performance and accuracy.</text:p>
            </text:list-item>
            <text:list-item>
              <text:p text:style-name="P12">Size of model and inference time can be reduced, with minimal loss of accuracy.</text:p>
            </text:list-item>
          </text:list>
        </text:list-item>
      </text:list>
      <text:p text:style-name="P4"/>
      <text:p text:style-name="P2"/>
      <text:p text:style-name="P2">0.4.1</text:p>
      <text:p text:style-name="P2"/>
      <text:list xml:id="list3955382615" text:style-name="L4">
        <text:list-item>
          <text:p text:style-name="P15">WER: <text:span text:style-name="T1">8.26%</text:span></text:p>
        </text:list-item>
      </text:list>
      <text:p text:style-name="P13"/>
      <text:p text:style-name="P2"/>
      <text:p text:style-name="P2">0.4.0</text:p>
      <text:p text:style-name="P2"/>
      <text:list xml:id="list749311372" text:style-name="L5">
        <text:list-item>
          <text:p text:style-name="P16"><text:span text:style-name="T6">WER: </text:span><text:span text:style-name="T3">8.26%</text:span></text:p>
        </text:list-item>
      </text:list>
      <text:p text:style-name="P13"/>
      <text:p text:style-name="P13"/>
      <text:p text:style-name="P2">0.3.0</text:p>
      <text:p text:style-name="P2"/>
      <text:list xml:id="list2143589623" text:style-name="L6">
        <text:list-item>
          <text:p text:style-name="P17"><text:span text:style-name="T6">WER: </text:span><text:span text:style-name="T3">11%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1:42:45.823558449</meta:creation-date>
    <dc:date>2019-09-06T13:12:12.856442121</dc:date>
    <meta:editing-duration>PT34M37S</meta:editing-duration>
    <meta:editing-cycles>5</meta:editing-cycles>
    <meta:generator>LibreOffice/5.3.6.1$Linux_X86_64 LibreOffice_project/30$Build-1</meta:generator>
    <meta:document-statistic meta:table-count="0" meta:image-count="0" meta:object-count="0" meta:page-count="1" meta:paragraph-count="21" meta:word-count="129" meta:character-count="786" meta:non-whitespace-character-count="692"/>
  </office:meta>
</office:document-meta>
</file>